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2" style:family="table-cell" style:parent-style-name="Default"/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4000/58)+(4000/64)" office:value-type="float" office:value="131.465517241379" calcext:value-type="float">
            <text:p>131.465517241379</text:p>
          </table:table-cell>
          <table:table-cell office:value-type="float" office:value="4000" calcext:value-type="float">
            <text:p>4000</text:p>
          </table:table-cell>
          <table:table-cell table:formula="of:=5061/33.9" office:value-type="float" office:value="149.29203539823" calcext:value-type="float">
            <text:p>149.2920353982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66)+(3024/72)" office:value-type="float" office:value="87.8181818181818" calcext:value-type="float">
            <text:p>87.8181818181818</text:p>
          </table:table-cell>
          <table:table-cell office:value-type="float" office:value="3024" calcext:value-type="float">
            <text:p>3024</text:p>
          </table:table-cell>
          <table:table-cell table:formula="of:=1/(SUM(;[.B3];[.D3];[.F3])/SUM([.C3];[.E3];[.G3]))" office:value-type="float" office:value="32.7883766352067" calcext:value-type="float">
            <text:p>32.78837663520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1/(SUM(;[.B4];[.D4];[.F4])/SUM([.C4];[.E4];[.G4]))" office:value-type="float" office:value="130.938532513181" calcext:value-type="float">
            <text:p>130.9385325131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table:formula="of:=1/(SUM(;[.B5];[.D5];[.F5])/SUM([.C5];[.E5];[.G5]))" office:value-type="float" office:value="124.983654148652" calcext:value-type="float">
            <text:p>124.983654148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table:formula="of:=1/(SUM(;[.B6];[.D6];[.F6])/SUM([.C6];[.E6];[.G6]))" office:value-type="float" office:value="301.788834343344" calcext:value-type="float">
            <text:p>301.7888343433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table:formula="of:=1/(SUM(;[.B7];[.D7];[.F7])/SUM([.C7];[.E7];[.G7]))" office:value-type="float" office:value="123.823592283837" calcext:value-type="float">
            <text:p>123.823592283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/(SUM(;[.B8];[.D8];[.F8])/SUM([.C8];[.E8];[.G8]))" office:value-type="float" office:value="11.8443546031118" calcext:value-type="float">
            <text:p>11.8443546031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1/(SUM(;[.B9];[.D9];[.F9])/SUM([.C9];[.E9];[.G9]))" office:value-type="float" office:value="28.9339938490287" calcext:value-type="float">
            <text:p>28.93399384902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5:.B25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5:.D25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5:.F25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4];[.D14];[.F14])/SUM([.C14];[.E14];[.G14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5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5];[.D15];[.F15])/SUM([.C15];[.E15];[.G15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6];[.D16];[.F16])/SUM([.C16];[.E16];[.G16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7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7];[.D27];[.F27])/SUM([.C27];[.E27];[.G27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28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28];[.D28];[.F28])/SUM([.C28];[.E28];[.G28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1:.B43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1:.D43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1:.F43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0];[.D30];[.F30])/SUM([.C30];[.E30];[.G30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1];[.D31];[.F31])/SUM([.C31];[.E31];[.G31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2];[.D32];[.F32])/SUM([.C32];[.E32];[.G32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8.715843911613" calcext:value-type="float">
            <text:p>138.715843911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7];[.D47])/SUM([.C47];[.E47]))" office:value-type="float" office:value="3.99680962212646" calcext:value-type="float">
            <text:p>3.99680962212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8];[.D48])/SUM([.C48];[.E48]))" office:value-type="float" office:value="13.0247962545518" calcext:value-type="float">
            <text:p>13.0247962545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24.379746835443" calcext:value-type="float">
            <text:p>24.3797468354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8.8989443734279" calcext:value-type="float">
            <text:p>8.89894437342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146.898305084746" calcext:value-type="float">
            <text:p>146.8983050847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scontent-lhr8-1.cdninstagram.com/v/t51.2885-15/sh0.08/e35/s640x640/252335995_1285612095195778_5401437224481783129_n.jpg?_nc_ht=scontent-lhr8-1.cdninstagram.com&amp;_nc_cat=110&amp;_nc_ohc=AUZCkMhOGGEAX-uqeFG&amp;edm=AABBvjUBAAAA&amp;ccb=7-4&amp;oh=c3e233a1bc23e9bc88e289a830c694d8&amp;oe=61A03E89&amp;_nc_sid=83d603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5000/197)+(5000/56)" office:value-type="float" office:value="114.666424945613" calcext:value-type="float">
            <text:p>114.666424945613</text:p>
          </table:table-cell>
          <table:table-cell office:value-type="float" office:value="5000" calcext:value-type="float">
            <text:p>5000</text:p>
          </table:table-cell>
          <table:table-cell office:value-type="float" office:value="318" calcext:value-type="float">
            <text:p>318</text:p>
          </table:table-cell>
          <table:table-cell table:style-name="ce8" office:value-type="float" office:value="11664" calcext:value-type="float">
            <text:p>11664</text:p>
          </table:table-cell>
          <table:table-cell table:formula="of:=1/(SUM([.B56];[.D56])/SUM([.C56];[.E56]))" office:value-type="float" office:value="38.5146594217351" calcext:value-type="float">
            <text:p>38.5146594217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table:style-name="ce8" office:value-type="float" office:value="11664" calcext:value-type="float">
            <text:p>11664</text:p>
          </table:table-cell>
          <table:table-cell table:formula="of:=1/(SUM([.B57];[.D57])/SUM([.C57];[.E57]))" office:value-type="float" office:value="94.6949410949411" calcext:value-type="float">
            <text:p>94.69494109494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08" calcext:value-type="float">
            <text:p>108</text:p>
          </table:table-cell>
          <table:table-cell table:style-name="ce8" office:value-type="float" office:value="11664" calcext:value-type="float">
            <text:p>11664</text:p>
          </table:table-cell>
          <table:table-cell table:formula="of:=1/(SUM([.B58];[.D58])/SUM([.C58];[.E58]))" office:value-type="float" office:value="98.6177829099307" calcext:value-type="float">
            <text:p>98.6177829099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11664" calcext:value-type="float">
            <text:p>11664</text:p>
          </table:table-cell>
          <table:table-cell table:formula="of:=1/(SUM([.B59];[.D59])/SUM([.C59];[.E59]))" office:value-type="float" office:value="288.965196078431" calcext:value-type="float">
            <text:p>288.965196078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14" calcext:value-type="float">
            <text:p>114</text:p>
          </table:table-cell>
          <table:table-cell table:style-name="ce8" office:value-type="float" office:value="11664" calcext:value-type="float">
            <text:p>11664</text:p>
          </table:table-cell>
          <table:table-cell table:formula="of:=1/(SUM([.B60];[.D60])/SUM([.C60];[.E60]))" office:value-type="float" office:value="101.297801792951" calcext:value-type="float">
            <text:p>101.2978017929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5000/49)+(5000/78)" office:value-type="float" office:value="166.143380429095" calcext:value-type="float">
            <text:p>166.143380429095</text:p>
          </table:table-cell>
          <table:table-cell office:value-type="float" office:value="5000" calcext:value-type="float">
            <text:p>5000</text:p>
          </table:table-cell>
          <table:table-cell office:value-type="float" office:value="558" calcext:value-type="float">
            <text:p>558</text:p>
          </table:table-cell>
          <table:table-cell table:style-name="ce8" office:value-type="float" office:value="18082" calcext:value-type="float">
            <text:p>18082</text:p>
          </table:table-cell>
          <table:table-cell table:formula="of:=1/(SUM([.B65];[.D65])/SUM([.C65];[.E65]))" office:value-type="float" office:value="31.8749029871994" calcext:value-type="float">
            <text:p>31.874902987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147" office:value-type="float" office:value="34.0136054421769" calcext:value-type="float">
            <text:p>34.0136054421769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/(SUM([.B66];[.D66])/SUM([.C66];[.E66]))" office:value-type="float" office:value="134.971717252078" calcext:value-type="float">
            <text:p>134.971717252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122" office:value-type="float" office:value="40.9836065573771" calcext:value-type="float">
            <text:p>40.983606557377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/(SUM([.B67];[.D67])/SUM([.C67];[.E67]))" office:value-type="float" office:value="96.9898739408969" calcext:value-type="float">
            <text:p>96.9898739408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454" office:value-type="float" office:value="11.0132158590308" calcext:value-type="float">
            <text:p>11.0132158590308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table:formula="of:=1/(SUM([.B68];[.D68])/SUM([.C68];[.E68]))" office:value-type="float" office:value="591.64566395664" calcext:value-type="float">
            <text:p>591.64566395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1/(SUM([.B69];[.D69])/SUM([.C69];[.E69]))" office:value-type="float" office:value="107.358139534884" calcext:value-type="float">
            <text:p>107.3581395348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1405/48)+(1405/94)" office:value-type="float" office:value="44.2176418439716" calcext:value-type="float">
            <text:p>44.2176418439716</text:p>
          </table:table-cell>
          <table:table-cell office:value-type="float" office:value="1405" calcext:value-type="float">
            <text:p>1405</text:p>
          </table:table-cell>
          <table:table-cell office:value-type="float" office:value="651" calcext:value-type="float">
            <text:p>651</text:p>
          </table:table-cell>
          <table:table-cell table:style-name="ce8" office:value-type="float" office:value="20195" calcext:value-type="float">
            <text:p>20195</text:p>
          </table:table-cell>
          <table:table-cell table:formula="of:=1/(SUM([.B74];[.D74])/SUM([.C74];[.E74]))" office:value-type="float" office:value="31.0694071898246" calcext:value-type="float">
            <text:p>31.0694071898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05/201" office:value-type="float" office:value="6.99004975124378" calcext:value-type="float">
            <text:p>6.99004975124378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formula="of:=1/(SUM([.B75];[.D75])/SUM([.C75];[.E75]))" office:value-type="float" office:value="158.835150362186" calcext:value-type="float">
            <text:p>158.835150362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nbow</text:p>
          </table:table-cell>
          <table:table-cell table:formula="of:=1405/108" office:value-type="float" office:value="13.0092592592593" calcext:value-type="float">
            <text:p>13.009259259259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formula="of:=1/(SUM([.B76];[.D76])/SUM([.C76];[.E76]))" office:value-type="float" office:value="91.1356799624956" calcext:value-type="float">
            <text:p>91.13567996249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1405/703)" office:value-type="float" office:value="1.99857752489331" calcext:value-type="float">
            <text:p>1.99857752489331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formula="of:=1/(SUM([.B77];[.D77])/SUM([.C77];[.E77]))" office:value-type="float" office:value="696.806167400881" calcext:value-type="float">
            <text:p>696.8061674008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d</text:p>
          </table:table-cell>
          <table:table-cell table:formula="of:=1405/117" office:value-type="float" office:value="12.008547008547" calcext:value-type="float">
            <text:p>12.008547008547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formula="of:=1/(SUM([.B78];[.D78])/SUM([.C78];[.E78]))" office:value-type="float" office:value="106.399461098013" calcext:value-type="float">
            <text:p>106.3994610980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83];[.D83];[.F83];[.H83])/SUM([.C83];[.E83];[.G83];[.I83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84];[.D84];[.F84];[.H84])/SUM([.C84];[.E84];[.G84];[.I84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85];[.D85];[.F85];[.H85])/SUM([.C85];[.E85];[.G85];[.I85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86];[.D86];[.F86];[.H86])/SUM([.C86];[.E86];[.G86];[.I86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87];[.D87];[.F87];[.H87])/SUM([.C87];[.E87];[.G87];[.I87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88];[.D88];[.F88];[.H88])/SUM([.C88];[.E88];[.G88];[.I88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Didn’t list seperatly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89];[.D89];[.F89];[.H89])/SUM([.C89];[.E89];[.G89];[.I89]))" office:value-type="float" office:value="16.0231481481482" calcext:value-type="float">
            <text:p>16.0231481481482</text:p>
          </table:table-cell>
          <table:table-cell table:formula="of:=1/(SUM([.F89];[.H89])/SUM([.G89];[.I89]))-(SUM([.B92];[.D92])/SUM([.C92];[.E92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Didn’t list seperatly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90];[.D90];[.F90];[.H90])/SUM([.C90];[.E90];[.G90];[.I90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91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91];[.D91];[.F91];[.H91])/SUM([.C91];[.E91];[.G91];[.I91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string" calcext:value-type="string">
            <text:p>Didn’t list seperatly</text:p>
          </table:table-cell>
          <table:table-cell/>
          <table:table-cell office:value-type="string" calcext:value-type="string">
            <text:p>Didn’t list seperatly</text:p>
          </table:table-cell>
          <table:table-cell/>
          <table:table-cell table:formula="of:=1/(SUM([.B92];[.D92];[.F92];[.H92])/SUM([.C92];[.E92];[.G92];[.I92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2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8" table:default-cell-style-name="ce12"/>
        <table:table-column table:style-name="co16" table:number-columns-repeated="2" table:default-cell-style-name="ce12"/>
        <table:table-column table:style-name="co8" table:default-cell-style-name="ce12"/>
        <table:table-column table:style-name="co17" table:default-cell-style-name="ce12"/>
        <table:table-column table:style-name="co18" table:default-cell-style-name="ce12"/>
        <table:table-column table:style-name="co8" table:number-columns-repeated="1013" table:default-cell-style-name="ce12"/>
        <table:table-row table:style-name="ro1">
          <table:table-cell table:style-name="ce11"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style-name="ce11" table:number-columns-repeated="8"/>
          <table:table-cell table:style-name="ce11"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style-name="ce11" table:number-columns-repeated="3"/>
          <table:table-cell table:style-name="ce11" office:value-type="string" calcext:value-type="string">
            <text:p>Sample 108</text:p>
          </table:table-cell>
          <table:table-cell table:style-name="ce11" table:number-columns-repeated="25"/>
          <table:table-cell table:style-name="Default" table:number-columns-repeated="985"/>
        </table:table-row>
        <table:table-row table:style-name="ro1">
          <table:table-cell table:style-name="ce11" table:number-columns-repeated="9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/>
          <table:table-cell table:style-name="ce11" office:value-type="string" calcext:value-type="string">
            <text:p>energy</text:p>
          </table:table-cell>
          <table:table-cell table:style-name="ce11" table:formula="of:=COUNTIF([.L$3:.L$140];[.N2])" office:value-type="float" office:value="94" calcext:value-type="float">
            <text:p>94</text:p>
          </table:table-cell>
          <table:table-cell table:style-name="ce11" table:number-columns-repeated="24"/>
          <table:table-cell table:style-name="Default" table:number-columns-repeated="985"/>
        </table:table-row>
        <table:table-row table:style-name="ro1">
          <table:table-cell table:style-name="ce11" office:value-type="string" calcext:value-type="string">
            <text:p>reverse energy 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out of 500</text:p>
          </table:table-cell>
          <table:table-cell table:style-name="ce11" table:formula="of:=500/[.B3]" office:value-type="float" office:value="13.1578947368421" calcext:value-type="float">
            <text:p>13.1578947368421</text:p>
          </table:table-cell>
          <table:table-cell table:style-name="ce11" office:value-type="string" calcext:value-type="string">
            <text:p>pull rate</text:p>
          </table:table-cell>
          <table:table-cell table:style-name="ce11" table:formula="of:=1/[.D3]" office:value-type="float" office:value="0.076" calcext:value-type="float">
            <text:p>0.076</text:p>
          </table:table-cell>
          <table:table-cell table:style-name="ce11" table:number-columns-repeated="3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table:formula="of:=COUNTIF([.L$3:.L$140];[.N3])" office:value-type="float" office:value="9" calcext:value-type="float">
            <text:p>9</text:p>
          </table:table-cell>
          <table:table-cell table:style-name="ce11" table:number-columns-repeated="24"/>
          <table:table-cell table:style-name="Default" table:number-columns-repeated="985"/>
        </table:table-row>
        <table:table-row table:style-name="ro1">
          <table:table-cell table:style-name="ce11" office:value-type="string" calcext:value-type="string">
            <text:p>possible reverses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chance if all equal</text:p>
          </table:table-cell>
          <table:table-cell table:style-name="ce11" table:formula="of:=[.B4]/9" office:value-type="float" office:value="7.66666666666667" calcext:value-type="float">
            <text:p>7.66666666666667</text:p>
          </table:table-cell>
          <table:table-cell table:style-name="ce11" office:value-type="string" calcext:value-type="string">
            <text:p>pull rate</text:p>
          </table:table-cell>
          <table:table-cell table:style-name="ce11" table:formula="of:=1/[.D4]" office:value-type="float" office:value="0.130434782608696" calcext:value-type="float">
            <text:p>0.130434782608696</text:p>
          </table:table-cell>
          <table:table-cell table:style-name="ce11" table:number-columns-repeated="3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/>
          <table:table-cell table:style-name="ce11" office:value-type="string" calcext:value-type="string">
            <text:p>2 energy</text:p>
          </table:table-cell>
          <table:table-cell table:style-name="ce11" table:formula="of:=COUNTIF([.L$3:.L$140];[.N4])" office:value-type="float" office:value="5" calcext:value-type="float">
            <text:p>5</text:p>
          </table:table-cell>
          <table:table-cell table:style-name="ce11" table:number-columns-repeated="24"/>
          <table:table-cell table:style-name="Default" table:number-columns-repeated="985"/>
        </table:table-row>
        <table:table-row table:style-name="ro1">
          <table:table-cell table:style-name="ce11" office:value-type="string" calcext:value-type="string">
            <text:p>reverse holo energies are twice as common as other reverse holos at 1/13</text:p>
          </table:table-cell>
          <table:table-cell table:style-name="ce11" table:number-columns-repeated="4"/>
          <table:table-cell table:style-name="ce11" office:value-type="string" calcext:value-type="string">
            <text:p>Sample: 500</text:p>
          </table:table-cell>
          <table:table-cell table:style-name="ce11" table:number-columns-repeated="3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/>
          <table:table-cell table:style-name="ce11" office:value-type="string" calcext:value-type="string">
            <text:p>Theory: 2 energy packs are the energy from a no energy pack getting lost</text:p>
          </table:table-cell>
          <table:table-cell table:style-name="ce11" table:number-columns-repeated="25"/>
          <table:table-cell table:style-name="Default" table:number-columns-repeated="985"/>
        </table:table-row>
        <table:table-row table:style-name="ro1">
          <table:table-cell table:style-name="ce11" table:number-columns-repeated="9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 table:number-columns-repeated="9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 table:number-columns-repeated="9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 table:number-columns-repeated="9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 office:value-type="string" calcext:value-type="string">
            <text:p>pulls</text:p>
          </table:table-cell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(UNRELIABLE)</text:p>
          </table:table-cell>
          <table:table-cell table:style-name="ce11" office:value-type="string" calcext:value-type="string">
            <text:p>butterfree</text:p>
          </table:table-cell>
          <table:table-cell table:style-name="ce11" table:formula="of:=COUNTIF(([.B$11:.B$511]~[.J$3:.J$140]);[.E10])" office:value-type="float" office:value="11" calcext:value-type="float">
            <text:p>11</text:p>
          </table:table-cell>
          <table:table-cell table:style-name="ce11" office:value-type="string" calcext:value-type="string">
            <text:p>zapdos</text:p>
          </table:table-cell>
          <table:table-cell table:style-name="ce11" table:formula="of:=COUNTIF(([.B$11:.B$511]~[.J$3:.J$140]);[.G10])" office:value-type="float" office:value="7" calcext:value-type="float">
            <text:p>7</text:p>
          </table:table-cell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raichu</text:p>
          </table:table-cell>
          <table:table-cell table:style-name="ce11" table:formula="of:=COUNTIF(([.B$11:.B$511]~[.J$3:.J$140]);[.E11])" office:value-type="float" office:value="11" calcext:value-type="float">
            <text:p>11</text:p>
          </table:table-cell>
          <table:table-cell table:style-name="ce11" office:value-type="string" calcext:value-type="string">
            <text:p>articuno</text:p>
          </table:table-cell>
          <table:table-cell table:style-name="ce11" table:formula="of:=COUNTIF(([.B$11:.B$511]~[.J$3:.J$140]);[.G11])" office:value-type="float" office:value="7" calcext:value-type="float">
            <text:p>7</text:p>
          </table:table-cell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gengar</text:p>
          </table:table-cell>
          <table:table-cell table:style-name="ce11" table:formula="of:=COUNTIF(([.B$11:.B$511]~[.J$3:.J$140]);[.E12])" office:value-type="float" office:value="17" calcext:value-type="float">
            <text:p>17</text:p>
          </table:table-cell>
          <table:table-cell table:style-name="ce11" office:value-type="string" calcext:value-type="string">
            <text:p>total FA</text:p>
          </table:table-cell>
          <table:table-cell table:style-name="ce11" table:formula="of:=SUM([.H10:.H11])" office:value-type="float" office:value="14" calcext:value-type="float">
            <text:p>14</text:p>
          </table:table-cell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machamp</text:p>
          </table:table-cell>
          <table:table-cell table:style-name="ce11" table:formula="of:=COUNTIF(([.B$11:.B$511]~[.J$3:.J$140]);[.E13])" office:value-type="float" office:value="12" calcext:value-type="float">
            <text:p>12</text:p>
          </table:table-cell>
          <table:table-cell table:style-name="ce11" office:value-type="string" calcext:value-type="string">
            <text:p>Meowstic EX</text:p>
          </table:table-cell>
          <table:table-cell table:style-name="ce11" table:formula="of:=COUNTIF(([.B$11:.B$511]~[.J$3:.J$140]);[.G13])" office:value-type="float" office:value="14" calcext:value-type="float">
            <text:p>14</text:p>
          </table:table-cell>
          <table:table-cell table:style-name="ce11"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style-name="ce11" table:number-columns-repeated="16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Saw 2</text:p>
          </table:table-cell>
          <table:table-cell table:style-name="ce11" office:value-type="string" calcext:value-type="string">
            <text:p>golem</text:p>
          </table:table-cell>
          <table:table-cell table:style-name="ce11" table:formula="of:=COUNTIF(([.B$11:.B$511]~[.J$3:.J$140]);[.E14])" office:value-type="float" office:value="10" calcext:value-type="float">
            <text:p>10</text:p>
          </table:table-cell>
          <table:table-cell table:style-name="ce11" office:value-type="string" calcext:value-type="string">
            <text:p>golem EX</text:p>
          </table:table-cell>
          <table:table-cell table:style-name="ce11" table:formula="of:=COUNTIF(([.B$11:.B$511]~[.J$3:.J$140]);[.G14])" office:value-type="float" office:value="11" calcext:value-type="float">
            <text:p>11</text:p>
          </table:table-cell>
          <table:table-cell table:style-name="ce11"/>
          <table:table-cell table:style-name="ce11"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style-name="ce11"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style-name="ce11" table:number-columns-repeated="16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total</text:p>
          </table:table-cell>
          <table:table-cell table:style-name="ce11" table:formula="of:=SUM([.F10:.F14])" office:value-type="float" office:value="61" calcext:value-type="float">
            <text:p>61</text:p>
          </table:table-cell>
          <table:table-cell table:style-name="ce11" office:value-type="string" calcext:value-type="string">
            <text:p>Ninetales EX</text:p>
          </table:table-cell>
          <table:table-cell table:style-name="ce11" table:formula="of:=COUNTIF(([.B$11:.B$511]~[.J$3:.J$140]);[.G15])" office:value-type="float" office:value="12" calcext:value-type="float">
            <text:p>12</text:p>
          </table:table-cell>
          <table:table-cell table:style-name="ce11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/>
          <table:table-cell table:style-name="ce11" office:value-type="string" calcext:value-type="string">
            <text:p>EX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style-name="ce11" table:number-columns-repeated="22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miss</text:p>
          </table:table-cell>
          <table:table-cell table:style-name="ce11" table:formula="of:=COUNTIF([.B$11:.B$511];[.E16])" office:value-type="float" office:value="19" calcext:value-type="float">
            <text:p>19</text:p>
          </table:table-cell>
          <table:table-cell table:style-name="ce11" office:value-type="string" calcext:value-type="string">
            <text:p>Jolteon EX</text:p>
          </table:table-cell>
          <table:table-cell table:style-name="ce11" table:formula="of:=COUNTIF(([.B$11:.B$511]~[.J$3:.J$140]);[.G16])" office:value-type="float" office:value="9" calcext:value-type="float">
            <text:p>9</text:p>
          </table:table-cell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/>
          <table:table-cell table:style-name="ce11" office:value-type="string" calcext:value-type="string">
            <text:p>zard EX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style-name="ce11" table:number-columns-repeated="22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office:value-type="string" calcext:value-type="string">
            <text:p>sample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string" calcext:value-type="string">
            <text:p>Vaporeon EX</text:p>
          </table:table-cell>
          <table:table-cell table:style-name="ce11" table:formula="of:=COUNTIF(([.B$11:.B$511]~[.J$3:.J$140]);[.G17])" office:value-type="float" office:value="16" calcext:value-type="float">
            <text:p>16</text:p>
          </table:table-cell>
          <table:table-cell table:style-name="ce11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RC FA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style-name="ce11" table:number-columns-repeated="22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Blastoise EX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Leafeon EX</text:p>
          </table:table-cell>
          <table:table-cell table:style-name="ce11" table:formula="of:=COUNTIF(([.B$11:.B$511]~[.J$3:.J$140]);[.G18])" office:value-type="float" office:value="11" calcext:value-type="float">
            <text:p>11</text:p>
          </table:table-cell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/>
          <table:table-cell table:style-name="ce11" office:value-type="string" calcext:value-type="string">
            <text:p>RC EX</text:p>
          </table:table-cell>
          <table:table-cell table:style-name="ce11"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style-name="ce11" table:number-columns-repeated="22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Venusaur EX</text:p>
          </table:table-cell>
          <table:table-cell table:style-name="ce11" table:formula="of:=COUNTIF(([.B$11:.B$511]~[.J$3:.J$140]);[.G19])" office:value-type="float" office:value="9" calcext:value-type="float">
            <text:p>9</text:p>
          </table:table-cell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/>
          <table:table-cell table:style-name="ce11" office:value-type="string" calcext:value-type="string">
            <text:p>RC FA EX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style-name="ce11" table:number-columns-repeated="22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Saw 1</text:p>
          </table:table-cell>
          <table:table-cell table:style-name="ce11" table:number-columns-repeated="2"/>
          <table:table-cell table:style-name="ce11" office:value-type="string" calcext:value-type="string">
            <text:p>M Venusaur EX</text:p>
          </table:table-cell>
          <table:table-cell table:style-name="ce11" table:formula="of:=COUNTIF(([.B$11:.B$511]~[.J$3:.J$140]);[.G20])" office:value-type="float" office:value="15" calcext:value-type="float">
            <text:p>15</text:p>
          </table:table-cell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style-name="ce11" table:number-columns-repeated="22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Blastoise EX</text:p>
          </table:table-cell>
          <table:table-cell table:style-name="ce11" table:formula="of:=COUNTIF(([.B$11:.B$511]~[.J$3:.J$140]);[.G21])" office:value-type="float" office:value="11" calcext:value-type="float">
            <text:p>11</text:p>
          </table:table-cell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 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M Blastoise EX</text:p>
          </table:table-cell>
          <table:table-cell table:style-name="ce11" table:formula="of:=COUNTIF(([.B$11:.B$511]~[.J$3:.J$140]);[.G22])"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Default" table:number-columns-repeated="2"/>
          <table:table-cell table:style-name="ce11" office:value-type="string" calcext:value-type="string">
            <text:p>total EX</text:p>
          </table:table-cell>
          <table:table-cell table:style-name="ce11" table:formula="of:=SUM([.H13:.H22])" office:value-type="float" office:value="116" calcext:value-type="float">
            <text:p>116</text:p>
          </table:table-cell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Default" table:number-columns-repeated="2"/>
          <table:table-cell table:style-name="ce11" office:value-type="string" calcext:value-type="string">
            <text:p>Charizard EX</text:p>
          </table:table-cell>
          <table:table-cell table:style-name="ce11" table:formula="of:=COUNTIF(([.B$11:.B$511]~[.J$3:.J$140]);[.G24])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M Charizard EX</text:p>
          </table:table-cell>
          <table:table-cell table:style-name="ce11" table:formula="of:=COUNTIF(([.B$11:.B$511]~[.J$3:.J$140]);[.G25])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style-name="ce11" table:number-columns-repeated="31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FA pikachu</text:p>
          </table:table-cell>
          <table:table-cell table:style-name="ce11" table:formula="of:=COUNTIF(([.C$11:.C$511]~[.K$3:.K$140]);[.G27])" office:value-type="float" office:value="17" calcext:value-type="float">
            <text:p>17</text:p>
          </table:table-cell>
          <table:table-cell table:style-name="ce11"/>
          <table:table-cell table:style-name="ce11"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style-name="ce11" table:number-columns-repeated="2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total FA RC</text:p>
          </table:table-cell>
          <table:table-cell table:style-name="ce11" table:formula="of:=[.H27]" office:value-type="float" office:value="17" calcext:value-type="float">
            <text:p>17</text:p>
          </table:table-cell>
          <table:table-cell table:style-name="ce11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2"/>
          <table:table-cell table:style-name="ce11" office:value-type="string" calcext:value-type="string">
            <text:p>Flareon EX</text:p>
          </table:table-cell>
          <table:table-cell table:style-name="ce11" table:formula="of:=COUNTIF(([.C$11:.C$511]~[.K$3:.K$140]);[.G29])" office:value-type="float" office:value="29" calcext:value-type="float">
            <text:p>29</text:p>
          </table:table-cell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Sylveon EX</text:p>
          </table:table-cell>
          <table:table-cell table:style-name="ce11" table:formula="of:=COUNTIF(([.C$11:.C$511]~[.K$3:.K$140]);[.G30])" office:value-type="float" office:value="24" calcext:value-type="float">
            <text:p>24</text:p>
          </table:table-cell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FA guarde EX</text:p>
          </table:table-cell>
          <table:table-cell table:style-name="ce11" table:formula="of:=COUNTIF(([.C$11:.C$511]~[.K$3:.K$140]);[.G31])" office:value-type="float" office:value="25" calcext:value-type="float">
            <text:p>25</text:p>
          </table:table-cell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2"/>
          <table:table-cell table:style-name="ce11" office:value-type="string" calcext:value-type="string">
            <text:p>FA M guarde EX</text:p>
          </table:table-cell>
          <table:table-cell table:style-name="ce11" table:formula="of:=COUNTIF(([.C$11:.C$511]~[.K$3:.K$140]);[.G32])" office:value-type="float" office:value="25" calcext:value-type="float">
            <text:p>25</text:p>
          </table:table-cell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Blastoise E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total EX RC</text:p>
          </table:table-cell>
          <table:table-cell table:style-name="ce11" table:formula="of:=SUM([.H29:.H32])" office:value-type="float" office:value="103" calcext:value-type="float">
            <text:p>103</text:p>
          </table:table-cell>
          <table:table-cell table:style-name="ce11" table:number-columns-repeated="31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FA Flareon EX</text:p>
          </table:table-cell>
          <table:table-cell table:style-name="ce11" table:formula="of:=COUNTIF(([.C$11:.C$511]~[.K$3:.K$140]);[.G34])" office:value-type="float" office:value="19" calcext:value-type="float">
            <text:p>19</text:p>
          </table:table-cell>
          <table:table-cell table:style-name="ce11"/>
          <table:table-cell table:style-name="ce11"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style-name="ce11" table:number-columns-repeated="2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FA Sylveon EX</text:p>
          </table:table-cell>
          <table:table-cell table:style-name="ce11" table:formula="of:=COUNTIF(([.C$11:.C$511]~[.K$3:.K$140]);[.G35])" office:value-type="float" office:value="21" calcext:value-type="float">
            <text:p>21</text:p>
          </table:table-cell>
          <table:table-cell table:style-name="ce11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11" office:value-type="string" calcext:value-type="string">
            <text:p>total FA EX RC</text:p>
          </table:table-cell>
          <table:table-cell table:style-name="ce11" table:formula="of:=SUM([.H34:.H35])" office:value-type="float" office:value="40" calcext:value-type="float">
            <text:p>40</text:p>
          </table:table-cell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low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"/>
          <table:table-cell table:style-name="ce11" office:value-type="string" calcext:value-type="string">
            <text:p>sample</text:p>
          </table:table-cell>
          <table:table-cell table:style-name="ce11" office:value-type="float" office:value="608" calcext:value-type="float">
            <text:p>608</text:p>
          </table:table-cell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 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5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 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?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Saw 1</text:p>
          </table:table-cell>
          <table:table-cell table:style-name="ce11" table:number-columns-repeated="5"/>
          <table:table-cell table:style-name="ce11"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style-name="ce11" table:number-columns-repeated="2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M charizard E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5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style-name="ce11" table:number-columns-repeated="2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5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olteon E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Venusaur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5"/>
          <table:table-cell table:style-name="ce11" office:value-type="string" calcext:value-type="string">
            <text:p>M charizard E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lurpluf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M blastoise EX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lurplu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alr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enusaur EX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style-name="ce11" table:number-columns-repeated="2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5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fros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Jolteon E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Zapdos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5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5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nusaur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5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sl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style-name="ce11" table:number-columns-repeated="2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Saw 1</text:p>
          </table:table-cell>
          <table:table-cell table:style-name="ce11" table:number-columns-repeated="5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swa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articuno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M Blastoise E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style-name="ce11" table:number-columns-repeated="2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5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5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5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olteon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articuno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5"/>
          <table:table-cell table:style-name="ce11" office:value-type="string" calcext:value-type="string">
            <text:p>Venusaur E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5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ros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M charizard E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flowtte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5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style-name="ce11" table:number-columns-repeated="2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5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zapdos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dianc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enusaur E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5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style-name="ce11" table:number-columns-repeated="2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rare</text:p>
          </table:table-cell>
          <table:table-cell table:style-name="ce11" office:value-type="string" calcext:value-type="string">
            <text:p>RC</text:p>
          </table:table-cell>
          <table:table-cell table:style-name="ce11" office:value-type="string" calcext:value-type="string">
            <text:p>common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5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2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ck off screen</text:p>
          </table:table-cell>
          <table:table-cell table:style-name="ce11" table:number-columns-repeated="37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enusaur E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zapdos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jir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dedeen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olteon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enusaur E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articuno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charizard EX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zapdos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olteon EX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articuno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charizard EX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Saw 1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enusaur EX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zapdos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olteon EX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articuno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charizard E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dianc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15"/>
          <table:table-cell table:style-name="ce11" office:value-type="string" calcext:value-type="string">
            <text:p>saw 2</text:p>
          </table:table-cell>
          <table:table-cell table:style-name="ce11" table:number-columns-repeated="19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charizard EX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Blastoise E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charizard E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charizard E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Blastoise EX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lurpl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slurpl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zapdo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enusaur E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slurpuss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Saw 1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charizard E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flow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Blastoise E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articuno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ndos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diance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daincie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olteon EX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Blastoise EX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zapdos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leafeon E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 venusaur E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eowstic EX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Saw 1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olteon EX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iss</text:p>
          </table:table-cell>
          <table:table-cell table:style-name="ce11" office:value-type="string" calcext:value-type="string">
            <text:p>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articuno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yarados</text:p>
          </table:table-cell>
          <table:table-cell table:style-name="ce11" office:value-type="string" calcext:value-type="string">
            <text:p>dianci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Saw 1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A pikachu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olem EX</text:p>
          </table:table-cell>
          <table:table-cell table:style-name="ce11" office:value-type="string" calcext:value-type="string">
            <text:p>floette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FA M guarde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aporeon EX</text:p>
          </table:table-cell>
          <table:table-cell table:style-name="ce11" office:value-type="string" calcext:value-type="string">
            <text:p>swirli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yveltal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venusaur EX</text:p>
          </table:table-cell>
          <table:table-cell table:style-name="ce11" office:value-type="string" calcext:value-type="string">
            <text:p>FA flareon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arasect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Saw 3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olteon EX</text:p>
          </table:table-cell>
          <table:table-cell table:style-name="ce11" office:value-type="string" calcext:value-type="string">
            <text:p>froslass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ugtrio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machamp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gengar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tauros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lastoise EX</text:p>
          </table:table-cell>
          <table:table-cell table:style-name="ce11" office:value-type="string" calcext:value-type="string">
            <text:p>dedenne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meowstic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lee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pidash</text:p>
          </table:table-cell>
          <table:table-cell table:style-name="ce11" office:value-type="string" calcext:value-type="string">
            <text:p>charizard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ninetales EX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snorlax</text:p>
          </table:table-cell>
          <table:table-cell table:style-name="ce11" office:value-type="string" calcext:value-type="string">
            <text:p>FA guarde EX</text:p>
          </table:table-cell>
          <table:table-cell table:style-name="ce11" office:value-type="string" calcext:value-type="string">
            <text:p>Saw 2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butterfree</text:p>
          </table:table-cell>
          <table:table-cell table:style-name="ce11" office:value-type="string" calcext:value-type="string">
            <text:p>slurpuff</text:p>
          </table:table-cell>
          <table:table-cell table:style-name="ce11" office:value-type="string" calcext:value-type="string">
            <text:p>2 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hitmonchan</text:p>
          </table:table-cell>
          <table:table-cell table:style-name="ce11" office:value-type="string" calcext:value-type="string">
            <text:p>FA sylveon ex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raichu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pinsir</text:p>
          </table:table-cell>
          <table:table-cell table:style-name="ce11" office:value-type="string" calcext:value-type="string">
            <text:p>jirachi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dodrio</text:p>
          </table:table-cell>
          <table:table-cell table:style-name="ce11" office:value-type="string" calcext:value-type="string">
            <text:p>wally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>
          <table:table-cell table:style-name="ce11"/>
          <table:table-cell table:style-name="ce11" office:value-type="string" calcext:value-type="string">
            <text:p>jynx</text:p>
          </table:table-cell>
          <table:table-cell table:style-name="ce11" office:value-type="string" calcext:value-type="string">
            <text:p>altaria</text:p>
          </table:table-cell>
          <table:table-cell table:style-name="ce11" office:value-type="string" calcext:value-type="string">
            <text:p>energy</text:p>
          </table:table-cell>
          <table:table-cell table:style-name="ce11" table:number-columns-repeated="35"/>
          <table:table-cell table:style-name="Default" table:number-columns-repeated="985"/>
        </table:table-row>
        <table:table-row table:style-name="ro1" table:number-rows-repeated="537">
          <table:table-cell table:style-name="ce11" table:number-columns-repeated="39"/>
          <table:table-cell table:style-name="Default" table:number-columns-repeated="985"/>
        </table:table-row>
        <table:table-row table:style-name="ro1" table:number-rows-repeated="1047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named-expressions/>
      <table:database-ranges>
        <table:database-range table:name="__Anonymous_Sheet_DB__0" table:target-range-address="Sheet1.A15:Sheet1.K43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23:33:09.7621119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2-03T00:16:25.588951291</dc:date>
    <meta:editing-duration>P3DT8H49M33S</meta:editing-duration>
    <meta:editing-cycles>14</meta:editing-cycles>
    <meta:generator>LibreOffice/7.2.2.2$Linux_X86_64 LibreOffice_project/20$Build-2</meta:generator>
    <meta:document-statistic meta:table-count="2" meta:cell-count="2576" meta:object-count="0"/>
  </office:meta>
</office:document-meta>
</file>